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-0.44,-0.48)" style:apply-style-name="Good" style:base-cell-address="experiment_centers_dec12_04.B1"/>
      <style:map style:condition="cell-content-is-between(-0.42,-0.5)" style:apply-style-name="Neutral" style:base-cell-address="experiment_centers_dec12_04.B1"/>
      <style:map style:condition="cell-content-is-between(-0.4,-0.52)" style:apply-style-name="Bad" style:base-cell-address="experiment_centers_dec12_04.B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_centers_dec12_04" table:style-name="ta1">
        <table:shapes>
          <draw:frame draw:z-index="0" draw:style-name="gr1" draw:text-style-name="P1" svg:width="15.999cm" svg:height="8.999cm" svg:x="12.379cm" svg:y="2.411cm">
            <draw:object draw:notify-on-update-of-ranges="experiment_centers_dec12_04.B1:experiment_centers_dec12_04.B27 experiment_centers_dec12_04.C1:experiment_centers_dec12_04.C27 experiment_centers_dec12_04.B30:experiment_centers_dec12_04.B30 experiment_centers_dec12_04.C30:experiment_centers_dec12_04.C30 experiment_centers_dec12_04.B31:experiment_centers_dec12_04.B31 experiment_centers_dec12_04.C31:experiment_centers_dec12_04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10788090112112" calcext:value-type="float">
            <text:p>-0.410788090112112</text:p>
          </table:table-cell>
          <table:table-cell office:value-type="float" office:value="0.492746646249703" calcext:value-type="float">
            <text:p>0.492746646249703</text:p>
          </table:table-cell>
          <table:table-cell office:value-type="float" office:value="0.10522893444941" calcext:value-type="float">
            <text:p>0.10522893444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3670630484842" calcext:value-type="float">
            <text:p>-0.423670630484842</text:p>
          </table:table-cell>
          <table:table-cell office:value-type="float" office:value="0.481580009028649" calcext:value-type="float">
            <text:p>0.481580009028649</text:p>
          </table:table-cell>
          <table:table-cell office:value-type="float" office:value="0.105941665511319" calcext:value-type="float">
            <text:p>0.105941665511319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38355515768952" calcext:value-type="float">
            <text:p>-0.438355515768952</text:p>
          </table:table-cell>
          <table:table-cell office:value-type="float" office:value="0.481483279881722" calcext:value-type="float">
            <text:p>0.481483279881722</text:p>
          </table:table-cell>
          <table:table-cell office:value-type="float" office:value="0.105123242386106" calcext:value-type="float">
            <text:p>0.105123242386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2746445472171" calcext:value-type="float">
            <text:p>-0.442746445472171</text:p>
          </table:table-cell>
          <table:table-cell office:value-type="float" office:value="0.483833615169739" calcext:value-type="float">
            <text:p>0.483833615169739</text:p>
          </table:table-cell>
          <table:table-cell office:value-type="float" office:value="0.115327773764738" calcext:value-type="float">
            <text:p>0.115327773764738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40498059675396" calcext:value-type="float">
            <text:p>-0.440498059675396</text:p>
          </table:table-cell>
          <table:table-cell office:value-type="float" office:value="0.472818520804905" calcext:value-type="float">
            <text:p>0.472818520804905</text:p>
          </table:table-cell>
          <table:table-cell office:value-type="float" office:value="0.112192128117747" calcext:value-type="float">
            <text:p>0.112192128117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3104079589329" calcext:value-type="float">
            <text:p>-0.443104079589329</text:p>
          </table:table-cell>
          <table:table-cell office:value-type="float" office:value="0.452810692114706" calcext:value-type="float">
            <text:p>0.452810692114706</text:p>
          </table:table-cell>
          <table:table-cell office:value-type="float" office:value="0.111239634565587" calcext:value-type="float">
            <text:p>0.111239634565587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40224075668627" calcext:value-type="float">
            <text:p>-0.440224075668627</text:p>
          </table:table-cell>
          <table:table-cell office:value-type="float" office:value="0.431623264628799" calcext:value-type="float">
            <text:p>0.431623264628799</text:p>
          </table:table-cell>
          <table:table-cell office:value-type="float" office:value="0.111347967919783" calcext:value-type="float">
            <text:p>0.111347967919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5900239776045" calcext:value-type="float">
            <text:p>-0.435900239776045</text:p>
          </table:table-cell>
          <table:table-cell office:value-type="float" office:value="0.427164100711314" calcext:value-type="float">
            <text:p>0.427164100711314</text:p>
          </table:table-cell>
          <table:table-cell office:value-type="float" office:value="0.116315949232971" calcext:value-type="float">
            <text:p>0.116315949232971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68940596629419" calcext:value-type="float">
            <text:p>-0.468940596629419</text:p>
          </table:table-cell>
          <table:table-cell office:value-type="float" office:value="0.449368139514266" calcext:value-type="float">
            <text:p>0.449368139514266</text:p>
          </table:table-cell>
          <table:table-cell office:value-type="float" office:value="0.103368885776998" calcext:value-type="float">
            <text:p>0.103368885776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6225102303018" calcext:value-type="float">
            <text:p>-0.456225102303018</text:p>
          </table:table-cell>
          <table:table-cell office:value-type="float" office:value="0.470225241144801" calcext:value-type="float">
            <text:p>0.470225241144801</text:p>
          </table:table-cell>
          <table:table-cell office:value-type="float" office:value="0.104742345761353" calcext:value-type="float">
            <text:p>0.104742345761353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40347124328124" calcext:value-type="float">
            <text:p>-0.440347124328124</text:p>
          </table:table-cell>
          <table:table-cell office:value-type="float" office:value="0.505737926872838" calcext:value-type="float">
            <text:p>0.505737926872838</text:p>
          </table:table-cell>
          <table:table-cell office:value-type="float" office:value="0.112070113024223" calcext:value-type="float">
            <text:p>0.112070113024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3332881696814" calcext:value-type="float">
            <text:p>-0.503332881696814</text:p>
          </table:table-cell>
          <table:table-cell office:value-type="float" office:value="0.549426913117214" calcext:value-type="float">
            <text:p>0.549426913117214</text:p>
          </table:table-cell>
          <table:table-cell office:value-type="float" office:value="0.113086559710314" calcext:value-type="float">
            <text:p>0.113086559710314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9630443240195" calcext:value-type="float">
            <text:p>-0.49630443240195</text:p>
          </table:table-cell>
          <table:table-cell office:value-type="float" office:value="0.542182200270368" calcext:value-type="float">
            <text:p>0.542182200270368</text:p>
          </table:table-cell>
          <table:table-cell office:value-type="float" office:value="0.112099442130675" calcext:value-type="float">
            <text:p>0.112099442130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84177075091197" calcext:value-type="float">
            <text:p>-0.484177075091197</text:p>
          </table:table-cell>
          <table:table-cell office:value-type="float" office:value="0.531118724352389" calcext:value-type="float">
            <text:p>0.531118724352389</text:p>
          </table:table-cell>
          <table:table-cell office:value-type="float" office:value="0.119454971038196" calcext:value-type="float">
            <text:p>0.119454971038196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87267022366891" calcext:value-type="float">
            <text:p>-0.487267022366891</text:p>
          </table:table-cell>
          <table:table-cell office:value-type="float" office:value="0.540447614532518" calcext:value-type="float">
            <text:p>0.540447614532518</text:p>
          </table:table-cell>
          <table:table-cell office:value-type="float" office:value="0.111521698497445" calcext:value-type="float">
            <text:p>0.111521698497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3922504544542" calcext:value-type="float">
            <text:p>-0.493922504544542</text:p>
          </table:table-cell>
          <table:table-cell office:value-type="float" office:value="0.538184312508746" calcext:value-type="float">
            <text:p>0.538184312508746</text:p>
          </table:table-cell>
          <table:table-cell office:value-type="float" office:value="0.109249966001637" calcext:value-type="float">
            <text:p>0.109249966001637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8660498057506" calcext:value-type="float">
            <text:p>-0.48660498057506</text:p>
          </table:table-cell>
          <table:table-cell office:value-type="float" office:value="0.53020727056289" calcext:value-type="float">
            <text:p>0.53020727056289</text:p>
          </table:table-cell>
          <table:table-cell office:value-type="float" office:value="0.114180635529618" calcext:value-type="float">
            <text:p>0.114180635529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7638893085989" calcext:value-type="float">
            <text:p>-0.477638893085989</text:p>
          </table:table-cell>
          <table:table-cell office:value-type="float" office:value="0.54766720098159" calcext:value-type="float">
            <text:p>0.54766720098159</text:p>
          </table:table-cell>
          <table:table-cell office:value-type="float" office:value="0.11404686525331" calcext:value-type="float">
            <text:p>0.11404686525331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84327211409993" calcext:value-type="float">
            <text:p>-0.484327211409993</text:p>
          </table:table-cell>
          <table:table-cell office:value-type="float" office:value="0.546052325812444" calcext:value-type="float">
            <text:p>0.546052325812444</text:p>
          </table:table-cell>
          <table:table-cell office:value-type="float" office:value="0.112416826424315" calcext:value-type="float">
            <text:p>0.112416826424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7373720091286" calcext:value-type="float">
            <text:p>-0.477373720091286</text:p>
          </table:table-cell>
          <table:table-cell office:value-type="float" office:value="0.548791689855723" calcext:value-type="float">
            <text:p>0.548791689855723</text:p>
          </table:table-cell>
          <table:table-cell office:value-type="float" office:value="0.114114190595386" calcext:value-type="float">
            <text:p>0.114114190595386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7965074436324" calcext:value-type="float">
            <text:p>-0.47965074436324</text:p>
          </table:table-cell>
          <table:table-cell office:value-type="float" office:value="0.547178401649657" calcext:value-type="float">
            <text:p>0.547178401649657</text:p>
          </table:table-cell>
          <table:table-cell office:value-type="float" office:value="0.115830373204865" calcext:value-type="float">
            <text:p>0.115830373204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8460726852731" calcext:value-type="float">
            <text:p>-0.438460726852731</text:p>
          </table:table-cell>
          <table:table-cell office:value-type="float" office:value="0.502349165672509" calcext:value-type="float">
            <text:p>0.502349165672509</text:p>
          </table:table-cell>
          <table:table-cell office:value-type="float" office:value="0.105058894594134" calcext:value-type="float">
            <text:p>0.105058894594134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40869975896655" calcext:value-type="float">
            <text:p>-0.440869975896655</text:p>
          </table:table-cell>
          <table:table-cell office:value-type="float" office:value="0.459948541754949" calcext:value-type="float">
            <text:p>0.459948541754949</text:p>
          </table:table-cell>
          <table:table-cell office:value-type="float" office:value="0.106277977678072" calcext:value-type="float">
            <text:p>0.106277977678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2857050277381" calcext:value-type="float">
            <text:p>-0.452857050277381</text:p>
          </table:table-cell>
          <table:table-cell office:value-type="float" office:value="0.433865386928974" calcext:value-type="float">
            <text:p>0.433865386928974</text:p>
          </table:table-cell>
          <table:table-cell office:value-type="float" office:value="0.108281098450447" calcext:value-type="float">
            <text:p>0.108281098450447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45352251482517" calcext:value-type="float">
            <text:p>-0.445352251482517</text:p>
          </table:table-cell>
          <table:table-cell office:value-type="float" office:value="0.465557442043372" calcext:value-type="float">
            <text:p>0.465557442043372</text:p>
          </table:table-cell>
          <table:table-cell office:value-type="float" office:value="0.106313581706472" calcext:value-type="float">
            <text:p>0.106313581706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4560502257483" calcext:value-type="float">
            <text:p>-0.444560502257483</text:p>
          </table:table-cell>
          <table:table-cell office:value-type="float" office:value="0.46402478631911" calcext:value-type="float">
            <text:p>0.46402478631911</text:p>
          </table:table-cell>
          <table:table-cell office:value-type="float" office:value="0.106633810440589" calcext:value-type="float">
            <text:p>0.106633810440589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-0.445087530592689" calcext:value-type="float">
            <text:p>-0.445087530592689</text:p>
          </table:table-cell>
          <table:table-cell office:value-type="float" office:value="0.461606508108108" calcext:value-type="float">
            <text:p>0.461606508108108</text:p>
          </table:table-cell>
          <table:table-cell office:value-type="float" office:value="0.0976228531952701" calcext:value-type="float">
            <text:p>0.0976228531952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formula="of:=AVERAGE([.B1:.B27])" office:value-type="float" office:value="-0.45846620232572" calcext:value-type="float">
            <text:p>-0.45846620232572</text:p>
          </table:table-cell>
          <table:table-cell table:formula="of:=AVERAGE([.C1:.C27])" office:value-type="float" office:value="0.494740737799704" calcext:value-type="float">
            <text:p>0.494740737799704</text:p>
          </table:table-cell>
          <table:table-cell table:formula="of:=AVERAGE([.D1:.D27])" office:value-type="float" office:value="0.109966236480036" calcext:value-type="float">
            <text:p>0.109966236480036</text:p>
          </table:table-cell>
        </table:table-row>
        <table:table-row table:style-name="ro1">
          <table:table-cell office:value-type="string" calcext:value-type="string">
            <text:p>mocap</text:p>
          </table:table-cell>
          <table:table-cell table:style-name="Default" office:value-type="float" office:value="-0.459523" calcext:value-type="float">
            <text:p>-0.459523</text:p>
          </table:table-cell>
          <table:table-cell office:value-type="float" office:value="0.547352" calcext:value-type="float">
            <text:p>0.547352</text:p>
          </table:table-cell>
          <table:table-cell office:value-type="float" office:value="0.075431" calcext:value-type="float">
            <text:p>0.075431</text:p>
          </table:table-cell>
        </table:table-row>
        <calcext:conditional-formats>
          <calcext:conditional-format calcext:target-range-address="experiment_centers_dec12_04.B1:experiment_centers_dec12_04.B27">
            <calcext:condition calcext:apply-style-name="Good" calcext:value="between(-0.44,-0.48)" calcext:base-cell-address="experiment_centers_dec12_04.B1"/>
            <calcext:condition calcext:apply-style-name="Neutral" calcext:value="between(-0.42,-0.5)" calcext:base-cell-address="experiment_centers_dec12_04.B1"/>
            <calcext:condition calcext:apply-style-name="Bad" calcext:value="between(-0.4,-0.52)" calcext:base-cell-address="experiment_centers_dec12_04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12T14:44:39.611815292</dc:date>
    <meta:editing-duration>PT8M53S</meta:editing-duration>
    <meta:editing-cycles>2</meta:editing-cycles>
    <meta:document-statistic meta:table-count="1" meta:cell-count="1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26cm" svg:y="0.316cm" chart:style-name="ch2">
          <text:p>Obstacle Position Estimate Accuracy</text:p>
        </chart:title>
        <chart:legend chart:legend-position="end" svg:x="14.689cm" svg:y="3.703cm" style:legend-expansion="high" chart:style-name="ch3"/>
        <chart:plot-area chart:style-name="ch4" table:cell-range-address="experiment_centers_dec12_04.B1:experiment_centers_dec12_04.C27 experiment_centers_dec12_04.C30:experiment_centers_dec12_04.C31" chart:data-source-has-labels="row" svg:x="1.331cm" svg:y="1.275cm" svg:width="13.038cm" svg:height="6.564cm">
          <chartooo:coordinate-region svg:x="1.715cm" svg:y="1.475cm" svg:width="12.269cm" svg:height="5.717cm"/>
          <chart:axis chart:dimension="x" chart:name="primary-x" chart:style-name="ch5">
            <chart:title svg:x="7.462cm" svg:y="8.019cm" chart:style-name="ch6">
              <text:p>x [m]</text:p>
            </chart:title>
            <chart:grid chart:style-name="ch7" chart:class="major"/>
          </chart:axis>
          <chart:axis chart:dimension="y" chart:name="primary-y" chart:style-name="ch5">
            <chart:title svg:x="0.451cm" svg:y="4.945cm" chart:style-name="ch8">
              <text:p>y [m]</text:p>
            </chart:title>
            <chart:grid chart:style-name="ch7" chart:class="major"/>
          </chart:axis>
          <chart:series chart:style-name="ch9" chart:values-cell-range-address="experiment_centers_dec12_04.C1:experiment_centers_dec12_04.C27" loext:label-string="uav" chart:class="chart:scatter">
            <chart:domain table:cell-range-address="experiment_centers_dec12_04.B1:experiment_centers_dec12_04.B27"/>
            <chart:data-point chart:repeated="13"/>
          </chart:series>
          <chart:series chart:style-name="ch10" chart:values-cell-range-address="experiment_centers_dec12_04.C30:experiment_centers_dec12_04.C30" loext:label-string="avg" chart:class="chart:scatter">
            <chart:domain table:cell-range-address="experiment_centers_dec12_04.B30:experiment_centers_dec12_04.B30"/>
            <chart:data-point/>
          </chart:series>
          <chart:series chart:style-name="ch11" chart:values-cell-range-address="experiment_centers_dec12_04.C31:experiment_centers_dec12_04.C31" loext:label-string="tru" chart:class="chart:scatter">
            <chart:domain table:cell-range-address="experiment_centers_dec12_04.B31:experiment_centers_dec12_04.B3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av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/>
              </table:table-cell>
              <table:table-cell office:value-type="string">
                <text:p>tr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23670630484842">
                <text:p>-0.423670630484842</text:p>
                <draw:g>
                  <svg:desc>experiment_centers_dec12_04.B1:experiment_centers_dec12_04.B27</svg:desc>
                </draw:g>
              </table:table-cell>
              <table:table-cell office:value-type="float" office:value="0.481580009028649">
                <text:p>0.481580009028649</text:p>
                <draw:g>
                  <svg:desc>experiment_centers_dec12_04.C1:experiment_centers_dec12_04.C27</svg:desc>
                </draw:g>
              </table:table-cell>
              <table:table-cell office:value-type="float" office:value="-0.45846620232572">
                <text:p>-0.45846620232572</text:p>
                <draw:g>
                  <svg:desc>experiment_centers_dec12_04.B30:experiment_centers_dec12_04.B30</svg:desc>
                </draw:g>
              </table:table-cell>
              <table:table-cell office:value-type="float" office:value="0.494740737799704">
                <text:p>0.494740737799704</text:p>
                <draw:g>
                  <svg:desc>experiment_centers_dec12_04.C30:experiment_centers_dec12_04.C30</svg:desc>
                </draw:g>
              </table:table-cell>
              <table:table-cell office:value-type="float" office:value="-0.459523">
                <text:p>-0.459523</text:p>
                <draw:g>
                  <svg:desc>experiment_centers_dec12_04.B31:experiment_centers_dec12_04.B31</svg:desc>
                </draw:g>
              </table:table-cell>
              <table:table-cell office:value-type="float" office:value="0.547352">
                <text:p>0.547352</text:p>
                <draw:g>
                  <svg:desc>experiment_centers_dec12_04.C31:experiment_centers_dec12_04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42746445472171">
                <text:p>-0.442746445472171</text:p>
              </table:table-cell>
              <table:table-cell office:value-type="float" office:value="0.483833615169739">
                <text:p>0.48383361516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43104079589329">
                <text:p>-0.443104079589329</text:p>
              </table:table-cell>
              <table:table-cell office:value-type="float" office:value="0.452810692114706">
                <text:p>0.45281069211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35900239776045">
                <text:p>-0.435900239776045</text:p>
              </table:table-cell>
              <table:table-cell office:value-type="float" office:value="0.427164100711314">
                <text:p>0.42716410071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56225102303018">
                <text:p>-0.456225102303018</text:p>
              </table:table-cell>
              <table:table-cell office:value-type="float" office:value="0.470225241144801">
                <text:p>0.47022524114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03332881696814">
                <text:p>-0.503332881696814</text:p>
              </table:table-cell>
              <table:table-cell office:value-type="float" office:value="0.549426913117214">
                <text:p>0.5494269131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84177075091197">
                <text:p>-0.484177075091197</text:p>
              </table:table-cell>
              <table:table-cell office:value-type="float" office:value="0.531118724352389">
                <text:p>0.53111872435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93922504544542">
                <text:p>-0.493922504544542</text:p>
              </table:table-cell>
              <table:table-cell office:value-type="float" office:value="0.538184312508746">
                <text:p>0.538184312508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77638893085989">
                <text:p>-0.477638893085989</text:p>
              </table:table-cell>
              <table:table-cell office:value-type="float" office:value="0.54766720098159">
                <text:p>0.5476672009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77373720091286">
                <text:p>-0.477373720091286</text:p>
              </table:table-cell>
              <table:table-cell office:value-type="float" office:value="0.548791689855723">
                <text:p>0.54879168985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38460726852731">
                <text:p>-0.438460726852731</text:p>
              </table:table-cell>
              <table:table-cell office:value-type="float" office:value="0.502349165672509">
                <text:p>0.502349165672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52857050277381">
                <text:p>-0.452857050277381</text:p>
              </table:table-cell>
              <table:table-cell office:value-type="float" office:value="0.433865386928974">
                <text:p>0.43386538692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44560502257483">
                <text:p>-0.444560502257483</text:p>
              </table:table-cell>
              <table:table-cell office:value-type="float" office:value="0.46402478631911">
                <text:p>0.4640247863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